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48b" officeooo:paragraph-rsid="0003548b"/>
    </style:style>
    <style:style style:name="P2" style:family="paragraph" style:parent-style-name="Standard">
      <style:text-properties officeooo:rsid="0003548b" officeooo:paragraph-rsid="00067817"/>
    </style:style>
    <style:style style:name="P3" style:family="paragraph" style:parent-style-name="Standard">
      <style:text-properties officeooo:rsid="00067817" officeooo:paragraph-rsid="00067817"/>
    </style:style>
    <style:style style:name="P4" style:family="paragraph" style:parent-style-name="Standard">
      <style:text-properties style:text-underline-style="solid" style:text-underline-width="auto" style:text-underline-color="font-color" officeooo:rsid="0003548b" officeooo:paragraph-rsid="0003548b"/>
    </style:style>
    <style:style style:name="P5" style:family="paragraph" style:parent-style-name="Standard">
      <style:text-properties style:text-underline-style="solid" style:text-underline-width="auto" style:text-underline-color="font-color" officeooo:rsid="00067817" officeooo:paragraph-rsid="00067817"/>
    </style:style>
    <style:style style:name="P6" style:family="paragraph" style:parent-style-name="Standard">
      <style:text-properties style:text-underline-style="none" fo:font-weight="bold" officeooo:rsid="00067817" officeooo:paragraph-rsid="00067817" style:font-weight-asian="bold" style:font-weight-complex="bold"/>
    </style:style>
    <style:style style:name="P7" style:family="paragraph" style:parent-style-name="Standard">
      <style:text-properties officeooo:rsid="000939d8" officeooo:paragraph-rsid="000939d8"/>
    </style:style>
    <style:style style:name="T1" style:family="text">
      <style:text-properties officeooo:rsid="0004ec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pprot</text:span> projet IAD</text:p>
      <text:p text:style-name="P1"/>
      <text:p text:style-name="P1"/>
      <text:p text:style-name="P2">#<text:span text:style-name="T1">é</text:span>tude porte sur personne <text:span text:style-name="T1">âgés</text:span></text:p>
      <text:p text:style-name="P4"/>
      <text:p text:style-name="P5">Pré-opératoire : technique VAPOR</text:p>
      <text:p text:style-name="P5"/>
      <text:p text:style-name="P6">Analyse descriptive</text:p>
      <text:p text:style-name="P2"/>
      <text:p text:style-name="P2">par(mfrow=c(2,1))</text:p>
      <text:p text:style-name="P2">hist(preOpVap$Age)</text:p>
      <text:p text:style-name="P2">qqnorm(preOpVap$Age)</text:p>
      <text:p text:style-name="P2">qqline(preOpVap$Age)</text:p>
      <text:p text:style-name="P1">#variable Age semble suivre une loi normal</text:p>
      <text:p text:style-name="P1"/>
      <text:p text:style-name="P3">4 graphes en_fontction_de_age(critere, nomCritere)</text:p>
      <text:p text:style-name="P1"/>
      <text:p text:style-name="P1">#Porteur de sonde</text:p>
      <text:p text:style-name="P1">#non <text:s text:c="5"/>oui </text:p>
      <text:p text:style-name="P1">#67.30769 76.07143 </text:p>
      <text:p text:style-name="P1">#Ceux qui ne portaient pas de sonde ont en moyenne 67 ans, contre 76 ans pour ceux</text:p>
      <text:p text:style-name="P1">#qui en étaient équipé.</text:p>
      <text:p text:style-name="P1">##peut être un lien ?</text:p>
      <text:p text:style-name="P1"/>
      <text:p text:style-name="P1">#Présence caillotage</text:p>
      <text:p text:style-name="P1">#non <text:s text:c="5"/>oui </text:p>
      <text:p text:style-name="P1">#70.03704 71.07692 </text:p>
      <text:p text:style-name="P1">#Ceux qui n'ont pas eu de présence de caillotage</text:p>
      <text:p text:style-name="P1">#ont en moyenne 70ans, contre 71 ans pour ceux qui en ont eu.</text:p>
      <text:p text:style-name="P1">##pas de lien visible</text:p>
      <text:p text:style-name="P1"/>
      <text:p text:style-name="P1">#Reprise au bloc</text:p>
      <text:p text:style-name="P1"># <text:s text:c="4"/>non <text:s text:c="5"/>oui </text:p>
      <text:p text:style-name="P1">#69.74286 74.80000 </text:p>
      <text:p text:style-name="P1">#Ceux qui n'ont pas étaient reprit au bloc ont en moyenne presque 70 ans, contre </text:p>
      <text:p text:style-name="P1">#quasiement 75ans pour ceux qui l'ont étaient.</text:p>
      <text:p text:style-name="P1">##peut être un lien ?</text:p>
      <text:p text:style-name="P1"/>
      <text:p text:style-name="P1">#comorbidité</text:p>
      <text:p text:style-name="P1">#non <text:s text:c="5"/>oui </text:p>
      <text:p text:style-name="P1">#68.66667 72.93750 </text:p>
      <text:p text:style-name="P1">#Ceux qui n'ont pas eu de comorbidité ont en moyenne presque 68 ans,</text:p>
      <text:p text:style-name="P1">#contre 73ans pour ceux qui ont en eu.</text:p>
      <text:p text:style-name="P1">##peut être un lien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>2 graphes</text:p>
      <text:p text:style-name="P1"/>
      <text:p text:style-name="P1">##IPSS =&gt; plus c'est élevé, plus patient gené</text:p>
      <text:p text:style-name="P1">#peut être lien ?</text:p>
      <text:p text:style-name="P1"/>
      <text:p text:style-name="P1">##QOL =&gt; plus c'est élevé, plus patient insatisfait</text:p>
      <text:p text:style-name="P1">#peut être lien ?</text:p>
      <text:p text:style-name="P1"/>
      <text:p text:style-name="P1"/>
      <text:p text:style-name="P7">Graphe distribution <text:s/>de la durée du traitement en fonction de l’age</text:p>
      <text:p text:style-name="P7">Graphe durée du traitement en fonction de l’age</text:p>
      <text:p text:style-name="P7">=&gt; pas de lien visi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ré-opératoire : technique NANA et T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1:01:17.697195444</meta:creation-date>
    <dc:date>2019-05-01T11:21:34.081735740</dc:date>
    <meta:editing-duration>PT10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16" meta:character-count="1313" meta:non-whitespace-character-count="1106"/>
  </office:meta>
</office:document-meta>
</file>